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20.00%" fo:text-align="left" fo:margin-bottom="7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20.00%" fo:text-align="left" fo:margin-left="-18.00pt" fo:text-indent="18.00pt" fo:margin-bottom="7.00pt"/>
    </style:style>
    <style:style style:name="P4" style:family="paragraph">
      <style:paragraph-properties fo:line-height="120.00%" fo:text-align="left" fo:margin-bottom="7.00pt"/>
    </style:style>
  </office:automatic-styles>
  <office:body>
    <office:text>
      <text:p text:style-name="P1"><text:span text:style-name="T1">Постановка</text:span><text:span text:style-name="T2"><text:s/></text:span><text:span text:style-name="T3">задачи</text:span><text:span text:style-name="T4">.</text:span></text:p>
      <text:p text:style-name="P2"><text:span text:style-name="T5">Имеется</text:span><text:span text:style-name="T6"><text:s/></text:span><text:span text:style-name="T7">некая</text:span><text:span text:style-name="T8"><text:s/></text:span><text:span text:style-name="T9">система</text:span><text:span text:style-name="T10">,<text:s/></text:span><text:span text:style-name="T11">которая</text:span><text:span text:style-name="T12"><text:s/></text:span><text:span text:style-name="T13">обрабатывает</text:span><text:span text:style-name="T14"><text:s/></text:span><text:span text:style-name="T15">авиа</text:span><text:span text:style-name="T16"><text:s/></text:span><text:span text:style-name="T17">перелёты</text:span><text:span text:style-name="T18">.<text:s/></text:span><text:span text:style-name="T19">Перелёт</text:span><text:span text:style-name="T20"><text:s/></text:span><text:span text:style-name="T21">—<text:s/></text:span><text:span text:style-name="T22">это</text:span><text:span text:style-name="T23"><text:s/></text:span><text:span text:style-name="T24">перевозка</text:span><text:span text:style-name="T25"><text:s/></text:span><text:span text:style-name="T26">пассажира</text:span><text:span text:style-name="T27"><text:s/></text:span><text:span text:style-name="T28">из</text:span><text:span text:style-name="T29"><text:s/></text:span><text:span text:style-name="T30">одной</text:span><text:span text:style-name="T31"><text:s/></text:span><text:span text:style-name="T32">точки</text:span><text:span text:style-name="T33"><text:s/></text:span><text:span text:style-name="T34">в</text:span><text:span text:style-name="T35"><text:s/></text:span><text:span text:style-name="T36">другую</text:span><text:span text:style-name="T37"><text:s/></text:span><text:span text:style-name="T38">с</text:span><text:span text:style-name="T39"><text:s/></text:span><text:span text:style-name="T40">возможными</text:span><text:span text:style-name="T41"><text:s/></text:span><text:span text:style-name="T42">промежуточными</text:span><text:span text:style-name="T43"><text:s/></text:span><text:span text:style-name="T44">посадками</text:span><text:span text:style-name="T45">.<text:s/></text:span><text:span text:style-name="T46">Т</text:span><text:span text:style-name="T47">.<text:s/></text:span><text:span text:style-name="T48">о</text:span><text:span text:style-name="T49">.<text:s/></text:span><text:span text:style-name="T50">перелёт</text:span><text:span text:style-name="T51"><text:s/></text:span><text:span text:style-name="T52">можно</text:span><text:span text:style-name="T53"><text:s/></text:span><text:span text:style-name="T54">представить</text:span><text:span text:style-name="T55"><text:s/></text:span><text:span text:style-name="T56">как</text:span><text:span text:style-name="T57"><text:s/></text:span><text:span text:style-name="T58">набор</text:span><text:span text:style-name="T59"><text:s/></text:span><text:span text:style-name="T60">из</text:span><text:span text:style-name="T61"><text:s/></text:span><text:span text:style-name="T62">одного</text:span><text:span text:style-name="T63"><text:s/></text:span><text:span text:style-name="T64">или</text:span><text:span text:style-name="T65"><text:s/></text:span><text:span text:style-name="T66">нескольких</text:span><text:span text:style-name="T67"><text:s/></text:span><text:span text:style-name="T68">элементарных</text:span><text:span text:style-name="T69"><text:s/></text:span><text:span text:style-name="T70">перемещений</text:span><text:span text:style-name="T71">,<text:s/></text:span><text:span text:style-name="T72">называемых</text:span><text:span text:style-name="T73"><text:s/></text:span><text:span text:style-name="T74">сегментами</text:span><text:span text:style-name="T75">.<text:s/></text:span><text:span text:style-name="T76">Сегмент</text:span><text:span text:style-name="T77"><text:s/></text:span><text:span text:style-name="T78">—<text:s/></text:span><text:span text:style-name="T79">это</text:span><text:span text:style-name="T80"><text:s/></text:span><text:span text:style-name="T81">атомарная</text:span><text:span text:style-name="T82"><text:s/></text:span><text:span text:style-name="T83">перевозка</text:span><text:span text:style-name="T84">,<text:s/></text:span><text:span text:style-name="T85">которую</text:span><text:span text:style-name="T86"><text:s/></text:span><text:span text:style-name="T87">для</text:span><text:span text:style-name="T88"><text:s/></text:span><text:span text:style-name="T89">простоты</text:span><text:span text:style-name="T90"><text:s/></text:span><text:span text:style-name="T91">будем</text:span><text:span text:style-name="T92"><text:s/></text:span><text:span text:style-name="T93">характеризовать</text:span><text:span text:style-name="T94"><text:s/></text:span><text:span text:style-name="T95">всего</text:span><text:span text:style-name="T96"><text:s/></text:span><text:span text:style-name="T97">двумя</text:span><text:span text:style-name="T98"><text:s/></text:span><text:span text:style-name="T99">атрибутами</text:span><text:span text:style-name="T100">:<text:s/></text:span><text:span text:style-name="T101">дата</text:span><text:span text:style-name="T102">/</text:span><text:span text:style-name="T103">время</text:span><text:span text:style-name="T104"><text:s/></text:span><text:span text:style-name="T105">вылета</text:span><text:span text:style-name="T106"><text:s/></text:span><text:span text:style-name="T107">и</text:span><text:span text:style-name="T108"><text:s/></text:span><text:span text:style-name="T109">дата</text:span><text:span text:style-name="T110">/</text:span><text:span text:style-name="T111">время</text:span><text:span text:style-name="T112"><text:s/></text:span><text:span text:style-name="T113">прилёта</text:span><text:span text:style-name="T114">.</text:span></text:p>
      <text:p text:style-name="P2"><text:span text:style-name="T115">Вам</text:span><text:span text:style-name="T116"><text:s/></text:span><text:span text:style-name="T117">нужно</text:span><text:span text:style-name="T118"><text:s/></text:span><text:span text:style-name="T119">написать</text:span><text:span text:style-name="T120"><text:s/></text:span><text:span text:style-name="T121">небольшой</text:span><text:span text:style-name="T122"><text:s/></text:span><text:span text:style-name="T123">модуль</text:span><text:span text:style-name="T124">,<text:s/></text:span><text:span text:style-name="T125">который</text:span><text:span text:style-name="T126"><text:s/></text:span><text:span text:style-name="T127">будет</text:span><text:span text:style-name="T128"><text:s/></text:span><text:span text:style-name="T129">заниматься</text:span><text:span text:style-name="T130"><text:s/></text:span><text:span text:style-name="T131">фильтрацией</text:span><text:span text:style-name="T132"><text:s/></text:span><text:span text:style-name="T133">набора</text:span><text:span text:style-name="T134"><text:s/></text:span><text:span text:style-name="T135">перелётов</text:span><text:span text:style-name="T136"><text:s/></text:span><text:span text:style-name="T137">согласно</text:span><text:span text:style-name="T138"><text:s/></text:span><text:span text:style-name="T139">различным</text:span><text:span text:style-name="T140"><text:s/></text:span><text:span text:style-name="T141">правилам</text:span><text:span text:style-name="T142">.<text:s/></text:span><text:span text:style-name="T143">Правил</text:span><text:span text:style-name="T144"><text:s/></text:span><text:span text:style-name="T145">фильтрации</text:span><text:span text:style-name="T146"><text:s/></text:span><text:span text:style-name="T147">может</text:span><text:span text:style-name="T148"><text:s/></text:span><text:span text:style-name="T149">быть</text:span><text:span text:style-name="T150"><text:s/></text:span><text:span text:style-name="T151">очень</text:span><text:span text:style-name="T152"><text:s/></text:span><text:span text:style-name="T153">много</text:span><text:span text:style-name="T154">.<text:s/></text:span><text:span text:style-name="T155">Также</text:span><text:span text:style-name="T156"><text:s/></text:span><text:span text:style-name="T157">наборы</text:span><text:span text:style-name="T158"><text:s/></text:span><text:span text:style-name="T159">перелётов</text:span><text:span text:style-name="T160"><text:s/></text:span><text:span text:style-name="T161">могут</text:span><text:span text:style-name="T162"><text:s/></text:span><text:span text:style-name="T163">быть</text:span><text:span text:style-name="T164"><text:s/></text:span><text:span text:style-name="T165">очень</text:span><text:span text:style-name="T166"><text:s/></text:span><text:span text:style-name="T167">большими</text:span><text:span text:style-name="T168">.<text:s/></text:span><text:span text:style-name="T169">Правила</text:span><text:span text:style-name="T170"><text:s/></text:span><text:span text:style-name="T171">могут</text:span><text:span text:style-name="T172"><text:s/></text:span><text:span text:style-name="T173">выбираться</text:span><text:span text:style-name="T174"><text:s/></text:span><text:span text:style-name="T175">и</text:span><text:span text:style-name="T176"><text:s/></text:span><text:span text:style-name="T177">задаваться</text:span><text:span text:style-name="T178"><text:s/></text:span><text:span text:style-name="T179">динамически</text:span><text:span text:style-name="T180"><text:s/></text:span><text:span text:style-name="T181">в</text:span><text:span text:style-name="T182"><text:s/></text:span><text:span text:style-name="T183">зависимости</text:span><text:span text:style-name="T184"><text:s/></text:span><text:span text:style-name="T185">от</text:span><text:span text:style-name="T186"><text:s/></text:span><text:span text:style-name="T187">контекста</text:span><text:span text:style-name="T188"><text:s/></text:span><text:span text:style-name="T189">выполнения</text:span><text:span text:style-name="T190"><text:s/></text:span><text:span text:style-name="T191">операции</text:span><text:span text:style-name="T192"><text:s/></text:span><text:span text:style-name="T193">фильтрации</text:span><text:span text:style-name="T194">.</text:span></text:p>
      <text:p text:style-name="P2"><text:span text:style-name="T195">Продумайте</text:span><text:span text:style-name="T196"><text:s/></text:span><text:span text:style-name="T197">структуру</text:span><text:span text:style-name="T198"><text:s/></text:span><text:span text:style-name="T199">модуля</text:span><text:span text:style-name="T200">,<text:s/></text:span><text:span text:style-name="T201">создайте</text:span><text:span text:style-name="T202"><text:s/></text:span><text:span text:style-name="T203">необходимые</text:span><text:span text:style-name="T204"><text:s/></text:span><text:span text:style-name="T205">классы</text:span><text:span text:style-name="T206"><text:s/></text:span><text:span text:style-name="T207">и</text:span><text:span text:style-name="T208"><text:s/></text:span><text:span text:style-name="T209">интерфейсы</text:span><text:span text:style-name="T210">.<text:s/></text:span><text:span text:style-name="T211">Если</text:span><text:span text:style-name="T212"><text:s/></text:span><text:span text:style-name="T213">знакомы</text:span><text:span text:style-name="T214"><text:s/></text:span><text:span text:style-name="T215">с</text:span><text:span text:style-name="T216"><text:s/>Junit,<text:s/></text:span><text:span text:style-name="T217">то</text:span><text:span text:style-name="T218"><text:s/></text:span><text:span text:style-name="T219">покройте</text:span><text:span text:style-name="T220"><text:s/></text:span><text:span text:style-name="T221">свой</text:span><text:span text:style-name="T222"><text:s/></text:span><text:span text:style-name="T223">код</text:span><text:span text:style-name="T224"><text:s/></text:span><text:span text:style-name="T225">тестами</text:span><text:span text:style-name="T226">.<text:s/></text:span><text:span text:style-name="T227">Пользовательский</text:span><text:span text:style-name="T228"><text:s/></text:span><text:span text:style-name="T229">интерфейс</text:span><text:span text:style-name="T230"><text:s/></text:span><text:span text:style-name="T231">не</text:span><text:span text:style-name="T232"><text:s/></text:span><text:span text:style-name="T233">рассматривайте</text:span><text:span text:style-name="T234">.<text:s/></text:span><text:span text:style-name="T235">Достаточно</text:span><text:span text:style-name="T236"><text:s/></text:span><text:span text:style-name="T237">вывода</text:span><text:span text:style-name="T238"><text:s/></text:span><text:span text:style-name="T239">информации</text:span><text:span text:style-name="T240"><text:s/></text:span><text:span text:style-name="T241">в</text:span><text:span text:style-name="T242"><text:s/></text:span><text:span text:style-name="T243">консоль</text:span><text:span text:style-name="T244">.<text:s/></text:span><text:span text:style-name="T245">Никаких</text:span><text:span text:style-name="T246"><text:s/></text:span><text:span text:style-name="T247">сторонних</text:span><text:span text:style-name="T248"><text:s/></text:span><text:span text:style-name="T249">библиотек</text:span><text:span text:style-name="T250"><text:s/></text:span><text:span text:style-name="T251">использовать</text:span><text:span text:style-name="T252"><text:s/></text:span><text:span text:style-name="T253">не</text:span><text:span text:style-name="T254"><text:s/></text:span><text:span text:style-name="T255">нужно</text:span><text:span text:style-name="T256">.</text:span></text:p>
      <text:p text:style-name="P2"><text:span text:style-name="T257">Приложенный</text:span><text:span text:style-name="T258"><text:s/></text:span><text:span text:style-name="T259">файл</text:span><text:span text:style-name="T260"><text:s/>TestClasses.java<text:s/></text:span><text:span text:style-name="T261">содержит</text:span><text:span text:style-name="T262"><text:s/></text:span><text:span text:style-name="T263">упрощённые</text:span><text:span text:style-name="T264"><text:s/></text:span><text:span text:style-name="T265">модельные</text:span><text:span text:style-name="T266"><text:s/></text:span><text:span text:style-name="T267">классы</text:span><text:span text:style-name="T268"><text:s/></text:span><text:span text:style-name="T269">и</text:span><text:span text:style-name="T270"><text:s/></text:span><text:span text:style-name="T271">фабрику</text:span><text:span text:style-name="T272"><text:s/></text:span><text:span text:style-name="T273">для</text:span><text:span text:style-name="T274"><text:s/></text:span><text:span text:style-name="T275">получения</text:span><text:span text:style-name="T276"><text:s/></text:span><text:span text:style-name="T277">тестовых</text:span><text:span text:style-name="T278"><text:s/></text:span><text:span text:style-name="T279">образцов</text:span><text:span text:style-name="T280">.<text:s/></text:span><text:span text:style-name="T281">Весь</text:span><text:span text:style-name="T282"><text:s/></text:span><text:span text:style-name="T283">код</text:span><text:span text:style-name="T284"><text:s/></text:span><text:span text:style-name="T285">необходимо</text:span><text:span text:style-name="T286"><text:s/></text:span><text:span text:style-name="T287">поместить</text:span><text:span text:style-name="T288"><text:s/></text:span><text:span text:style-name="T289">в</text:span><text:span text:style-name="T290"><text:s/></text:span><text:span text:style-name="T291">пакет</text:span><text:span text:style-name="T292"><text:s/>com.gridnine.testing</text:span></text:p>
      <text:p text:style-name="P2"><text:span text:style-name="T293">Для</text:span><text:span text:style-name="T294"><text:s/></text:span><text:span text:style-name="T295">проверочного</text:span><text:span text:style-name="T296"><text:s/></text:span><text:span text:style-name="T297">запуска</text:span><text:span text:style-name="T298"><text:s/></text:span><text:span text:style-name="T299">создайте</text:span><text:span text:style-name="T300"><text:s/></text:span><text:span text:style-name="T301">публичный</text:span><text:span text:style-name="T302"><text:s/></text:span><text:span text:style-name="T303">класс</text:span><text:span text:style-name="T304"><text:s/>Main c<text:s/></text:span><text:span text:style-name="T305">методом</text:span><text:span text:style-name="T306"><text:s/>main()<text:s/></text:span><text:span text:style-name="T307">Этот</text:span><text:span text:style-name="T308"><text:s/></text:span><text:span text:style-name="T309">метод</text:span><text:span text:style-name="T310"><text:s/></text:span><text:span text:style-name="T311">должен</text:span><text:span text:style-name="T312"><text:s/></text:span><text:span text:style-name="T313">выдать</text:span><text:span text:style-name="T314"><text:s/></text:span><text:span text:style-name="T315">в</text:span><text:span text:style-name="T316"><text:s/></text:span><text:span text:style-name="T317">консоль</text:span><text:span text:style-name="T318"><text:s/></text:span><text:span text:style-name="T319">результаты</text:span><text:span text:style-name="T320"><text:s/></text:span><text:span text:style-name="T321">обработки</text:span><text:span text:style-name="T322"><text:s/></text:span><text:span text:style-name="T323">тестового</text:span><text:span text:style-name="T324"><text:s/></text:span><text:span text:style-name="T325">набора</text:span><text:span text:style-name="T326"><text:s/></text:span><text:span text:style-name="T327">перелётов</text:span><text:span text:style-name="T328">.<text:s/></text:span><text:span text:style-name="T329">Получить</text:span><text:span text:style-name="T330"><text:s/></text:span><text:span text:style-name="T331">тестовый</text:span><text:span text:style-name="T332"><text:s/></text:span><text:span text:style-name="T333">набор</text:span><text:span text:style-name="T334"><text:s/></text:span><text:span text:style-name="T335">нужно</text:span><text:span text:style-name="T336"><text:s/></text:span><text:span text:style-name="T337">методом</text:span><text:span text:style-name="T338"><text:s/>FlightBuilder.createFlights()</text:span></text:p>
      <text:p text:style-name="P2"><text:span text:style-name="T339">Поместите</text:span><text:span text:style-name="T340"><text:s/></text:span><text:span text:style-name="T341">в</text:span><text:span text:style-name="T342"><text:s/>main()<text:s/></text:span><text:span text:style-name="T343">такой</text:span><text:span text:style-name="T344"><text:s/></text:span><text:span text:style-name="T345">проверочный</text:span><text:span text:style-name="T346"><text:s/></text:span><text:span text:style-name="T347">код</text:span><text:span text:style-name="T348">.<text:s/></text:span><text:span text:style-name="T349">Исключите</text:span><text:span text:style-name="T350"><text:s/></text:span><text:span text:style-name="T351">из</text:span><text:span text:style-name="T352"><text:s/></text:span><text:span text:style-name="T353">тестового</text:span><text:span text:style-name="T354"><text:s/></text:span><text:span text:style-name="T355">набора</text:span><text:span text:style-name="T356"><text:s/></text:span><text:span text:style-name="T357">перелёты</text:span><text:span text:style-name="T358"><text:s/></text:span><text:span text:style-name="T359">по</text:span><text:span text:style-name="T360"><text:s/></text:span><text:span text:style-name="T361">следующим</text:span><text:span text:style-name="T362"><text:s/></text:span><text:span text:style-name="T363">правилам</text:span><text:span text:style-name="T364"><text:s/>(</text:span><text:span text:style-name="T365">по</text:span><text:span text:style-name="T366"><text:s/></text:span><text:span text:style-name="T367">каждому</text:span><text:span text:style-name="T368"><text:s/></text:span><text:span text:style-name="T369">правилу</text:span><text:span text:style-name="T370"><text:s/></text:span><text:span text:style-name="T371">нужен</text:span><text:span text:style-name="T372"><text:s/></text:span><text:span text:style-name="T373">отдельный</text:span><text:span text:style-name="T374"><text:s/></text:span><text:span text:style-name="T375">вывод</text:span><text:span text:style-name="T376"><text:s/></text:span><text:span text:style-name="T377">списка</text:span><text:span text:style-name="T378"><text:s/></text:span><text:span text:style-name="T379">перелётов</text:span><text:span text:style-name="T380">):</text:span></text:p>
      <text:list text:style-name="L3">
        <text:list-item>
          <text:p text:style-name="P3"><text:span text:style-name="T381">вылет</text:span><text:span text:style-name="T382"><text:s/></text:span><text:span text:style-name="T383">до</text:span><text:span text:style-name="T384"><text:s/></text:span><text:span text:style-name="T385">текущего</text:span><text:span text:style-name="T386"><text:s/></text:span><text:span text:style-name="T387">момента</text:span><text:span text:style-name="T388"><text:s/></text:span><text:span text:style-name="T389">времени</text:span></text:p>
        </text:list-item>
        <text:list-item>
          <text:p text:style-name="P3"><text:span text:style-name="T389">имеются</text:span><text:span text:style-name="T390"><text:s/></text:span><text:span text:style-name="T391">сегменты</text:span><text:span text:style-name="T392"><text:s/></text:span><text:span text:style-name="T393">с</text:span><text:span text:style-name="T394"><text:s/></text:span><text:span text:style-name="T395">датой</text:span><text:span text:style-name="T396"><text:s/></text:span><text:span text:style-name="T397">прилёта</text:span><text:span text:style-name="T398"><text:s/></text:span><text:span text:style-name="T399">раньше</text:span><text:span text:style-name="T400"><text:s/></text:span><text:span text:style-name="T401">даты</text:span><text:span text:style-name="T402"><text:s/></text:span><text:span text:style-name="T403">вылета</text:span></text:p>
        </text:list-item>
        <text:list-item>
          <text:p text:style-name="P3"><text:span text:style-name="T403">общее</text:span><text:span text:style-name="T404"><text:s/></text:span><text:span text:style-name="T405">время</text:span><text:span text:style-name="T406">,<text:s/></text:span><text:span text:style-name="T407">проведённое</text:span><text:span text:style-name="T408"><text:s/></text:span><text:span text:style-name="T409">на</text:span><text:span text:style-name="T410"><text:s/></text:span><text:span text:style-name="T411">земле</text:span><text:span text:style-name="T412"><text:s/></text:span><text:span text:style-name="T413">превышает</text:span><text:span text:style-name="T414"><text:s/></text:span><text:span text:style-name="T415">два</text:span><text:span text:style-name="T416"><text:s/></text:span><text:span text:style-name="T417">часа</text:span><text:span text:style-name="T418"><text:s/>(</text:span><text:span text:style-name="T419">время</text:span><text:span text:style-name="T420"><text:s/></text:span><text:span text:style-name="T421">на</text:span><text:span text:style-name="T422"><text:s/></text:span><text:span text:style-name="T423">земле</text:span><text:span text:style-name="T424"><text:s/></text:span><text:span text:style-name="T425">—<text:s/></text:span><text:span text:style-name="T426">это</text:span><text:span text:style-name="T427"><text:s/></text:span><text:span text:style-name="T428">интервал</text:span><text:span text:style-name="T429"><text:s/></text:span><text:span text:style-name="T430">между</text:span><text:span text:style-name="T431"><text:s/></text:span><text:span text:style-name="T432">прилётом</text:span><text:span text:style-name="T433"><text:s/></text:span><text:span text:style-name="T434">одного</text:span><text:span text:style-name="T435"><text:s/></text:span><text:span text:style-name="T436">сегмента</text:span><text:span text:style-name="T437"><text:s/></text:span><text:span text:style-name="T438">и</text:span><text:span text:style-name="T439"><text:s/></text:span><text:span text:style-name="T440">вылетом</text:span><text:span text:style-name="T441"><text:s/></text:span><text:span text:style-name="T442">следующего</text:span><text:span text:style-name="T443"><text:s/></text:span><text:span text:style-name="T444">за</text:span><text:span text:style-name="T445"><text:s/></text:span><text:span text:style-name="T446">ним</text:span><text:span text:style-name="T447">)</text:span></text:p>
        </text:list-item>
      </text:list>
      <text:p text:style-name="P4"><text:span text:style-name="T4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